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ff0000"/>
    </style:style>
    <style:style style:name="T2" style:family="text">
      <style:text-properties fo:color="#00dcff"/>
    </style:style>
    <style:style style:name="T3" style:family="text">
      <style:text-properties fo:color="#3deb3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2.586cm" svg:height="14.296cm" svg:x="1.775cm" svg:y="5.938cm">
          <draw:text-box>
            <text:p text:style-name="P1">Alle parts of this <text:span text:style-name="T1">documente</text:span> may be reproduced, photocopied, stored on alle retrieval system, or transmitted without the <text:span text:style-name="T2">expriss</text:span> written consent of the <text:span text:style-name="T3">publischer</text:span> or alle authors.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0%" draw:end-intensity="0%" draw:angle="0" draw:border="0%"/>
    <draw:hatch draw:name="Hatchinginginginginginginginginginginginginginginginginginginging_20_1" draw:display-name="Hatchinginginginginginginginginginginginginginginginginginginging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edededededededededededededededededededed_20_1" draw:display-name="Dashedededededededededededededededededededed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en" fo:country="US" style:font-family-asian="'Andale WT UI', 'MS Mincho', 'HG Mincho L', 'MS PGothic', 'Arial Unicode MS'" style:font-size-asian="6.80000019073486pt" style:language-asian="zxx" style:country-asian="none" style:font-family-complex="'Simplified Arabic', 'Andale WT UI', 'Arial Unicode MS'" style:font-size-complex="6.80000019073486pt" style:language-complex="zxx" style:country-complex="none"/>
    </style:default-style>
    <style:style style:name="standard" style:family="graphic">
      <style:graphic-properties draw:stroke="solid" draw:stroke-dash="Dashedededededededededededededededededededed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inginginginginginginginginginginginginginginginginginginging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ndale WT UI', 'MS Mincho', 'HG Mincho L', 'MS PGothic', 'Arial Unicode MS'" style:font-size-asian="32pt" style:font-style-asian="normal" style:font-weight-asian="normal" style:font-family-complex="'Simplified Arabic', 'Andale WT UI', 'Arial Unicode MS'" style:font-size-complex="32pt" style:font-style-complex="normal" style:font-weight-complex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4$Win32 OpenOffice.org_project/300m89$Build-9532</meta:generator>
    <meta:initial-creator>Thorsten Peters</meta:initial-creator>
    <meta:creation-date>1997-11-20T15:27:32</meta:creation-date>
    <dc:date>2003-08-28T14:10:16</dc:date>
    <meta:editing-cycles>0</meta:editing-cycles>
    <meta:editing-duration>PT0S</meta:editing-duration>
    <meta:document-statistic meta:object-count="11"/>
    <meta:user-defined meta:name="Info 0"/>
    <meta:user-defined meta:name="Info 1"/>
    <meta:user-defined meta:name="Info 2"/>
    <meta:user-defined meta:name="Info 3"/>
  </office:meta>
</office:document-meta>
</file>